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24mm"/>
    </style:style>
    <style:style style:name="co4" style:family="table-column">
      <style:table-column-properties fo:break-before="auto" style:column-width="32.9mm"/>
    </style:style>
    <style:style style:name="co5" style:family="table-column">
      <style:table-column-properties fo:break-before="auto" style:column-width="26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61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/>
      <table:table table:name="MEM_VP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EM_VPP: Step-Up 5V-&gt;7~16V/0,25A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t_on</text:p>
          </table:table-cell>
          <table:table-cell office:value-type="string" calcext:value-type="string">
            <text:p>t_of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xt. Transistor</text:p>
          </table:table-cell>
          <table:table-cell office:value-type="string" calcext:value-type="string">
            <text:p>Rsc</text:p>
          </table:table-cell>
          <table:table-cell table:number-columns-repeated="8"/>
        </table:table-row>
        <table:table-row table:style-name="ro1">
          <table:table-cell table:style-name="ce2" office:value-type="float" office:value="0.00000000068" calcext:value-type="float">
            <text:p>6,80E-10</text:p>
          </table:table-cell>
          <table:table-cell table:formula="of:=[.A4]*0.5/0.000035" office:value-type="float" office:value="0.00000971428571428571" calcext:value-type="float">
            <text:p>9,71428571428571E-06</text:p>
          </table:table-cell>
          <table:table-cell table:formula="of:=[.A4]*0.5/0.00022" office:value-type="float" office:value="0.00000154545454545455" calcext:value-type="float">
            <text:p>1,54545454545455E-06</text:p>
          </table:table-cell>
          <table:table-cell table:formula="of:=1/([.B4]+[.C4])" office:value-type="float" office:value="88811.9953863899" calcext:value-type="float">
            <text:p>88811,9953863899</text:p>
          </table:table-cell>
          <table:table-cell table:style-name="ce7" office:value-type="string" calcext:value-type="string">
            <text:p>IRLML6344TRPBF</text:p>
          </table:table-cell>
          <table:table-cell table:style-name="ce8" office:value-type="float" office:value="0.18" calcext:value-type="float">
            <text:p>0,18</text:p>
          </table:table-cell>
          <table:table-cell table:style-name="ce7" office:value-type="string" calcext:value-type="string">
            <text:p>CS1206-0R18-1%-HP 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t_on/t_of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_on</text:p>
          </table:table-cell>
          <table:table-cell office:value-type="string" calcext:value-type="string">
            <text:p>t_off</text:p>
          </table:table-cell>
          <table:table-cell table:number-columns-repeated="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([.B7]+[.C7]-[.A7])/([.A7]-[.D7])" office:value-type="float" office:value="1.88888888888889" calcext:value-type="float">
            <text:p>1,88888888888889</text:p>
          </table:table-cell>
          <table:table-cell table:style-name="ce4" office:value-type="float" office:value="80000" calcext:value-type="float">
            <text:p>8,00E+04</text:p>
          </table:table-cell>
          <table:table-cell table:formula="of:=1/([.F7]*(1+1/[.E7]))" office:value-type="float" office:value="0.00000817307692307692" calcext:value-type="float">
            <text:p>8,17307692307692E-06</text:p>
          </table:table-cell>
          <table:table-cell table:formula="of:=1/([.F7]*(1+[.E7]))" office:value-type="float" office:value="0.00000432692307692308" calcext:value-type="float">
            <text:p>4,32692307692308E-06</text:p>
          </table:table-cell>
          <table:table-cell/>
          <table:table-cell office:value-type="string" calcext:value-type="string">
            <text:p>Simulation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IL_pk(disc)</text:p>
          </table:table-cell>
          <table:table-cell table:number-columns-repeated="7"/>
          <table:table-cell office:value-type="string" calcext:value-type="string">
            <text:p>Uin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Uout</text:p>
          </table:table-cell>
          <table:table-cell office:value-type="string" calcext:value-type="string">
            <text:p>Iou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4" office:value-type="float" office:value="0.0001" calcext:value-type="float">
            <text:p>1,00E-04</text:p>
          </table:table-cell>
          <table:table-cell table:formula="of:=([.A7]-[.C7])/[.A10]*[.B4]" office:value-type="float" office:value="0.437142857142857" calcext:value-type="float">
            <text:p>0,437142857142857</text:p>
          </table:table-cell>
          <table:table-cell table:number-columns-repeated="3"/>
          <table:table-cell table:style-name="ce7" office:value-type="string" calcext:value-type="string">
            <text:p>DE1207-100</text:p>
          </table:table-cell>
          <table:table-cell table:number-columns-repeated="3"/>
          <table:table-cell office:value-type="float" office:value="4.5" calcext:value-type="float">
            <text:p>4,5</text:p>
          </table:table-cell>
          <table:table-cell office:value-type="float" office:value="0.847" calcext:value-type="float">
            <text:p>0,847</text:p>
          </table:table-cell>
          <table:table-cell office:value-type="float" office:value="16.25" calcext:value-type="float">
            <text:p>16,25</text:p>
          </table:table-cell>
          <table:table-cell office:value-type="float" office:value="0.2" calcext:value-type="float">
            <text:p>0,2</text:p>
          </table:table-cell>
          <table:table-cell table:formula="of:=[.L10]*[.M10]/([.J10]*[.K10])" office:value-type="float" office:value="0.852682670864489" calcext:value-type="float">
            <text:p>0,852682670864489</text:p>
          </table:table-cell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Cout</text:p>
          </table:table-cell>
          <table:table-cell office:value-type="string" calcext:value-type="string">
            <text:p>Vripple(Cout)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Vripple(ESR)</text:p>
          </table:table-cell>
          <table:table-cell table:number-columns-repeated="3"/>
          <table:table-cell office:value-type="string" calcext:value-type="string">
            <text:p>Cin</text:p>
          </table:table-cell>
          <table:table-cell table:number-columns-repeated="6"/>
        </table:table-row>
        <table:table-row table:style-name="ro1">
          <table:table-cell table:style-name="ce4" office:value-type="float" office:value="0.00047" calcext:value-type="float">
            <text:p>4,70E-04</text:p>
          </table:table-cell>
          <table:table-cell table:formula="of:=[.A10]*([.H7]+2*[.G7])^2/(2*[.A13]*1/[.F7])" office:value-type="float" office:value="0.00000363724348482941" calcext:value-type="float">
            <text:p>3,63724348482941E-06</text:p>
          </table:table-cell>
          <table:table-cell office:value-type="float" office:value="0.08" calcext:value-type="float">
            <text:p>0,08</text:p>
          </table:table-cell>
          <table:table-cell table:formula="of:=[.B10]*[.C13]" office:value-type="float" office:value="0.0349714285714286" calcext:value-type="float">
            <text:p>0,034971428571429</text:p>
          </table:table-cell>
          <table:table-cell office:value-type="string" calcext:value-type="string">
            <text:p>470uF/25V 80mR</text:p>
          </table:table-cell>
          <table:table-cell table:style-name="ce7" office:value-type="string" calcext:value-type="string">
            <text:p>UCD1E471MNL1GS</text:p>
          </table:table-cell>
          <table:table-cell/>
          <table:table-cell table:style-name="ce7" office:value-type="string" calcext:value-type="string">
            <text:p>EEEFK1V101XP</text:p>
          </table:table-cell>
          <table:table-cell table:number-columns-repeated="6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out filter:</text:p>
          </table:table-cell>
          <table:table-cell table:style-name="ce5" office:value-type="string" calcext:value-type="string" table:number-columns-spanned="4" table:number-rows-spanned="1">
            <text:p>NLCV32T-1R0M-PF + EEEFK1V101XP</text:p>
          </table:table-cell>
          <table:covered-table-cell/>
          <table:covered-table-cell table:style-name="ce6"/>
          <table:covered-table-cell table:style-name="ce7"/>
          <table:table-cell/>
          <table:table-cell table:style-name="ce7"/>
          <table:table-cell table:number-columns-repeated="7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Vctrl</text:p>
          </table:table-cell>
          <table:table-cell office:value-type="string" calcext:value-type="string">
            <text:p>Vout</text:p>
          </table:table-cell>
          <table:table-cell table:style-name="ce9" office:value-type="string" calcext:value-type="string">
            <text:p>Resolution (12-bit DAC)</text:p>
          </table:table-cell>
          <table:table-cell table:number-columns-repeated="7"/>
        </table:table-row>
        <table:table-row table:style-name="ro1">
          <table:table-cell office:value-type="float" office:value="1.25" calcext:value-type="float">
            <text:p>1,25</text:p>
          </table:table-cell>
          <table:table-cell table:style-name="ce2" office:value-type="float" office:value="22000" calcext:value-type="float">
            <text:p>2,20E+04</text:p>
          </table:table-cell>
          <table:table-cell table:style-name="ce2" office:value-type="float" office:value="2400" calcext:value-type="float">
            <text:p>2,40E+03</text:p>
          </table:table-cell>
          <table:table-cell table:style-name="ce2" office:value-type="float" office:value="5600" calcext:value-type="float">
            <text:p>5,60E+03</text:p>
          </table:table-cell>
          <table:table-cell office:value-type="float" office:value="0" calcext:value-type="float">
            <text:p>0</text:p>
          </table:table-cell>
          <table:table-cell table:formula="of:=(([.$A$18]/[.$C$18])-([.E18]-[.$A$18])/[.$D$18])*[.$B$18]+[.$A$18]" office:value-type="float" office:value="17.6190476190476" calcext:value-type="float">
            <text:p>17,6190476190476</text:p>
          </table:table-cell>
          <table:table-cell table:formula="of:=([.F18]-[.F19])/62" office:value-type="float" office:value="0.00316820276497693" calcext:value-type="float">
            <text:p>0,00316820276497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7"/>
          <table:table-cell office:value-type="float" office:value="0.05" calcext:value-type="float">
            <text:p>0,05</text:p>
          </table:table-cell>
          <table:table-cell table:formula="of:=(([.$A$18]/[.$C$18])-([.E19]-[.$A$18])/[.$D$18])*[.$B$18]+[.$A$18]" office:value-type="float" office:value="17.422619047619" calcext:value-type="float">
            <text:p>17,4226190476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1" calcext:value-type="float">
            <text:p>0,1</text:p>
          </table:table-cell>
          <table:table-cell table:formula="of:=(([.$A$18]/[.$C$18])-([.E20]-[.$A$18])/[.$D$18])*[.$B$18]+[.$A$18]" office:value-type="float" office:value="17.2261904761905" calcext:value-type="float">
            <text:p>17,22619047619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15" calcext:value-type="float">
            <text:p>0,15</text:p>
          </table:table-cell>
          <table:table-cell table:formula="of:=(([.$A$18]/[.$C$18])-([.E21]-[.$A$18])/[.$D$18])*[.$B$18]+[.$A$18]" office:value-type="float" office:value="17.0297619047619" calcext:value-type="float">
            <text:p>17,02976190476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2" calcext:value-type="float">
            <text:p>0,2</text:p>
          </table:table-cell>
          <table:table-cell table:formula="of:=(([.$A$18]/[.$C$18])-([.E22]-[.$A$18])/[.$D$18])*[.$B$18]+[.$A$18]" office:value-type="float" office:value="16.8333333333333" calcext:value-type="float">
            <text:p>16,83333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25" calcext:value-type="float">
            <text:p>0,25</text:p>
          </table:table-cell>
          <table:table-cell table:formula="of:=(([.$A$18]/[.$C$18])-([.E23]-[.$A$18])/[.$D$18])*[.$B$18]+[.$A$18]" office:value-type="float" office:value="16.6369047619048" calcext:value-type="float">
            <text:p>16,63690476190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3" calcext:value-type="float">
            <text:p>0,3</text:p>
          </table:table-cell>
          <table:table-cell table:formula="of:=(([.$A$18]/[.$C$18])-([.E24]-[.$A$18])/[.$D$18])*[.$B$18]+[.$A$18]" office:value-type="float" office:value="16.4404761904762" calcext:value-type="float">
            <text:p>16,440476190476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35" calcext:value-type="float">
            <text:p>0,35</text:p>
          </table:table-cell>
          <table:table-cell table:formula="of:=(([.$A$18]/[.$C$18])-([.E25]-[.$A$18])/[.$D$18])*[.$B$18]+[.$A$18]" office:value-type="float" office:value="16.2440476190476" calcext:value-type="float">
            <text:p>16,24404761904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4" calcext:value-type="float">
            <text:p>0,4</text:p>
          </table:table-cell>
          <table:table-cell table:formula="of:=(([.$A$18]/[.$C$18])-([.E26]-[.$A$18])/[.$D$18])*[.$B$18]+[.$A$18]" office:value-type="float" office:value="16.047619047619" calcext:value-type="float">
            <text:p>16,0476190476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45" calcext:value-type="float">
            <text:p>0,45</text:p>
          </table:table-cell>
          <table:table-cell table:formula="of:=(([.$A$18]/[.$C$18])-([.E27]-[.$A$18])/[.$D$18])*[.$B$18]+[.$A$18]" office:value-type="float" office:value="15.8511904761905" calcext:value-type="float">
            <text:p>15,85119047619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5" calcext:value-type="float">
            <text:p>0,5</text:p>
          </table:table-cell>
          <table:table-cell table:formula="of:=(([.$A$18]/[.$C$18])-([.E28]-[.$A$18])/[.$D$18])*[.$B$18]+[.$A$18]" office:value-type="float" office:value="15.6547619047619" calcext:value-type="float">
            <text:p>15,65476190476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55" calcext:value-type="float">
            <text:p>0,55</text:p>
          </table:table-cell>
          <table:table-cell table:formula="of:=(([.$A$18]/[.$C$18])-([.E29]-[.$A$18])/[.$D$18])*[.$B$18]+[.$A$18]" office:value-type="float" office:value="15.4583333333333" calcext:value-type="float">
            <text:p>15,45833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6" calcext:value-type="float">
            <text:p>0,6</text:p>
          </table:table-cell>
          <table:table-cell table:formula="of:=(([.$A$18]/[.$C$18])-([.E30]-[.$A$18])/[.$D$18])*[.$B$18]+[.$A$18]" office:value-type="float" office:value="15.2619047619048" calcext:value-type="float">
            <text:p>15,26190476190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65" calcext:value-type="float">
            <text:p>0,65</text:p>
          </table:table-cell>
          <table:table-cell table:formula="of:=(([.$A$18]/[.$C$18])-([.E31]-[.$A$18])/[.$D$18])*[.$B$18]+[.$A$18]" office:value-type="float" office:value="15.0654761904762" calcext:value-type="float">
            <text:p>15,065476190476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7" calcext:value-type="float">
            <text:p>0,7</text:p>
          </table:table-cell>
          <table:table-cell table:formula="of:=(([.$A$18]/[.$C$18])-([.E32]-[.$A$18])/[.$D$18])*[.$B$18]+[.$A$18]" office:value-type="float" office:value="14.8690476190476" calcext:value-type="float">
            <text:p>14,86904761904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75" calcext:value-type="float">
            <text:p>0,75</text:p>
          </table:table-cell>
          <table:table-cell table:formula="of:=(([.$A$18]/[.$C$18])-([.E33]-[.$A$18])/[.$D$18])*[.$B$18]+[.$A$18]" office:value-type="float" office:value="14.672619047619" calcext:value-type="float">
            <text:p>14,6726190476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8" calcext:value-type="float">
            <text:p>0,8</text:p>
          </table:table-cell>
          <table:table-cell table:formula="of:=(([.$A$18]/[.$C$18])-([.E34]-[.$A$18])/[.$D$18])*[.$B$18]+[.$A$18]" office:value-type="float" office:value="14.4761904761905" calcext:value-type="float">
            <text:p>14,47619047619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85" calcext:value-type="float">
            <text:p>0,85</text:p>
          </table:table-cell>
          <table:table-cell table:formula="of:=(([.$A$18]/[.$C$18])-([.E35]-[.$A$18])/[.$D$18])*[.$B$18]+[.$A$18]" office:value-type="float" office:value="14.2797619047619" calcext:value-type="float">
            <text:p>14,27976190476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9" calcext:value-type="float">
            <text:p>0,9</text:p>
          </table:table-cell>
          <table:table-cell table:formula="of:=(([.$A$18]/[.$C$18])-([.E36]-[.$A$18])/[.$D$18])*[.$B$18]+[.$A$18]" office:value-type="float" office:value="14.0833333333333" calcext:value-type="float">
            <text:p>14,08333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95" calcext:value-type="float">
            <text:p>0,95</text:p>
          </table:table-cell>
          <table:table-cell table:formula="of:=(([.$A$18]/[.$C$18])-([.E37]-[.$A$18])/[.$D$18])*[.$B$18]+[.$A$18]" office:value-type="float" office:value="13.8869047619048" calcext:value-type="float">
            <text:p>13,88690476190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(([.$A$18]/[.$C$18])-([.E38]-[.$A$18])/[.$D$18])*[.$B$18]+[.$A$18]" office:value-type="float" office:value="13.6904761904762" calcext:value-type="float">
            <text:p>13,690476190476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05" calcext:value-type="float">
            <text:p>1,05</text:p>
          </table:table-cell>
          <table:table-cell table:formula="of:=(([.$A$18]/[.$C$18])-([.E39]-[.$A$18])/[.$D$18])*[.$B$18]+[.$A$18]" office:value-type="float" office:value="13.4940476190476" calcext:value-type="float">
            <text:p>13,49404761904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1" calcext:value-type="float">
            <text:p>1,1</text:p>
          </table:table-cell>
          <table:table-cell table:formula="of:=(([.$A$18]/[.$C$18])-([.E40]-[.$A$18])/[.$D$18])*[.$B$18]+[.$A$18]" office:value-type="float" office:value="13.297619047619" calcext:value-type="float">
            <text:p>13,2976190476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15" calcext:value-type="float">
            <text:p>1,15</text:p>
          </table:table-cell>
          <table:table-cell table:formula="of:=(([.$A$18]/[.$C$18])-([.E41]-[.$A$18])/[.$D$18])*[.$B$18]+[.$A$18]" office:value-type="float" office:value="13.1011904761905" calcext:value-type="float">
            <text:p>13,10119047619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2" calcext:value-type="float">
            <text:p>1,2</text:p>
          </table:table-cell>
          <table:table-cell table:formula="of:=(([.$A$18]/[.$C$18])-([.E42]-[.$A$18])/[.$D$18])*[.$B$18]+[.$A$18]" office:value-type="float" office:value="12.9047619047619" calcext:value-type="float">
            <text:p>12,90476190476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25" calcext:value-type="float">
            <text:p>1,25</text:p>
          </table:table-cell>
          <table:table-cell table:formula="of:=(([.$A$18]/[.$C$18])-([.E43]-[.$A$18])/[.$D$18])*[.$B$18]+[.$A$18]" office:value-type="float" office:value="12.7083333333333" calcext:value-type="float">
            <text:p>12,70833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3" calcext:value-type="float">
            <text:p>1,3</text:p>
          </table:table-cell>
          <table:table-cell table:formula="of:=(([.$A$18]/[.$C$18])-([.E44]-[.$A$18])/[.$D$18])*[.$B$18]+[.$A$18]" office:value-type="float" office:value="12.5119047619048" calcext:value-type="float">
            <text:p>12,51190476190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35" calcext:value-type="float">
            <text:p>1,35</text:p>
          </table:table-cell>
          <table:table-cell table:formula="of:=(([.$A$18]/[.$C$18])-([.E45]-[.$A$18])/[.$D$18])*[.$B$18]+[.$A$18]" office:value-type="float" office:value="12.3154761904762" calcext:value-type="float">
            <text:p>12,315476190476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4" calcext:value-type="float">
            <text:p>1,4</text:p>
          </table:table-cell>
          <table:table-cell table:formula="of:=(([.$A$18]/[.$C$18])-([.E46]-[.$A$18])/[.$D$18])*[.$B$18]+[.$A$18]" office:value-type="float" office:value="12.1190476190476" calcext:value-type="float">
            <text:p>12,11904761904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45" calcext:value-type="float">
            <text:p>1,45</text:p>
          </table:table-cell>
          <table:table-cell table:formula="of:=(([.$A$18]/[.$C$18])-([.E47]-[.$A$18])/[.$D$18])*[.$B$18]+[.$A$18]" office:value-type="float" office:value="11.922619047619" calcext:value-type="float">
            <text:p>11,9226190476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5" calcext:value-type="float">
            <text:p>1,5</text:p>
          </table:table-cell>
          <table:table-cell table:formula="of:=(([.$A$18]/[.$C$18])-([.E48]-[.$A$18])/[.$D$18])*[.$B$18]+[.$A$18]" office:value-type="float" office:value="11.7261904761905" calcext:value-type="float">
            <text:p>11,72619047619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55" calcext:value-type="float">
            <text:p>1,55</text:p>
          </table:table-cell>
          <table:table-cell table:formula="of:=(([.$A$18]/[.$C$18])-([.E49]-[.$A$18])/[.$D$18])*[.$B$18]+[.$A$18]" office:value-type="float" office:value="11.5297619047619" calcext:value-type="float">
            <text:p>11,52976190476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6" calcext:value-type="float">
            <text:p>1,6</text:p>
          </table:table-cell>
          <table:table-cell table:formula="of:=(([.$A$18]/[.$C$18])-([.E50]-[.$A$18])/[.$D$18])*[.$B$18]+[.$A$18]" office:value-type="float" office:value="11.3333333333333" calcext:value-type="float">
            <text:p>11,33333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65" calcext:value-type="float">
            <text:p>1,65</text:p>
          </table:table-cell>
          <table:table-cell table:formula="of:=(([.$A$18]/[.$C$18])-([.E51]-[.$A$18])/[.$D$18])*[.$B$18]+[.$A$18]" office:value-type="float" office:value="11.1369047619048" calcext:value-type="float">
            <text:p>11,13690476190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7" calcext:value-type="float">
            <text:p>1,7</text:p>
          </table:table-cell>
          <table:table-cell table:formula="of:=(([.$A$18]/[.$C$18])-([.E52]-[.$A$18])/[.$D$18])*[.$B$18]+[.$A$18]" office:value-type="float" office:value="10.9404761904762" calcext:value-type="float">
            <text:p>10,940476190476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75" calcext:value-type="float">
            <text:p>1,75</text:p>
          </table:table-cell>
          <table:table-cell table:formula="of:=(([.$A$18]/[.$C$18])-([.E53]-[.$A$18])/[.$D$18])*[.$B$18]+[.$A$18]" office:value-type="float" office:value="10.7440476190476" calcext:value-type="float">
            <text:p>10,74404761904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8" calcext:value-type="float">
            <text:p>1,8</text:p>
          </table:table-cell>
          <table:table-cell table:formula="of:=(([.$A$18]/[.$C$18])-([.E54]-[.$A$18])/[.$D$18])*[.$B$18]+[.$A$18]" office:value-type="float" office:value="10.547619047619" calcext:value-type="float">
            <text:p>10,5476190476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85" calcext:value-type="float">
            <text:p>1,85</text:p>
          </table:table-cell>
          <table:table-cell table:formula="of:=(([.$A$18]/[.$C$18])-([.E55]-[.$A$18])/[.$D$18])*[.$B$18]+[.$A$18]" office:value-type="float" office:value="10.3511904761905" calcext:value-type="float">
            <text:p>10,35119047619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9" calcext:value-type="float">
            <text:p>1,9</text:p>
          </table:table-cell>
          <table:table-cell table:formula="of:=(([.$A$18]/[.$C$18])-([.E56]-[.$A$18])/[.$D$18])*[.$B$18]+[.$A$18]" office:value-type="float" office:value="10.1547619047619" calcext:value-type="float">
            <text:p>10,15476190476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95" calcext:value-type="float">
            <text:p>1,95</text:p>
          </table:table-cell>
          <table:table-cell table:formula="of:=(([.$A$18]/[.$C$18])-([.E57]-[.$A$18])/[.$D$18])*[.$B$18]+[.$A$18]" office:value-type="float" office:value="9.95833333333333" calcext:value-type="float">
            <text:p>9,958333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(([.$A$18]/[.$C$18])-([.E58]-[.$A$18])/[.$D$18])*[.$B$18]+[.$A$18]" office:value-type="float" office:value="9.76190476190476" calcext:value-type="float">
            <text:p>9,761904761904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05" calcext:value-type="float">
            <text:p>2,05</text:p>
          </table:table-cell>
          <table:table-cell table:formula="of:=(([.$A$18]/[.$C$18])-([.E59]-[.$A$18])/[.$D$18])*[.$B$18]+[.$A$18]" office:value-type="float" office:value="9.56547619047619" calcext:value-type="float">
            <text:p>9,565476190476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1" calcext:value-type="float">
            <text:p>2,1</text:p>
          </table:table-cell>
          <table:table-cell table:formula="of:=(([.$A$18]/[.$C$18])-([.E60]-[.$A$18])/[.$D$18])*[.$B$18]+[.$A$18]" office:value-type="float" office:value="9.36904761904762" calcext:value-type="float">
            <text:p>9,3690476190476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15" calcext:value-type="float">
            <text:p>2,15</text:p>
          </table:table-cell>
          <table:table-cell table:formula="of:=(([.$A$18]/[.$C$18])-([.E61]-[.$A$18])/[.$D$18])*[.$B$18]+[.$A$18]" office:value-type="float" office:value="9.17261904761905" calcext:value-type="float">
            <text:p>9,172619047619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2" calcext:value-type="float">
            <text:p>2,2</text:p>
          </table:table-cell>
          <table:table-cell table:formula="of:=(([.$A$18]/[.$C$18])-([.E62]-[.$A$18])/[.$D$18])*[.$B$18]+[.$A$18]" office:value-type="float" office:value="8.97619047619048" calcext:value-type="float">
            <text:p>8,976190476190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25" calcext:value-type="float">
            <text:p>2,25</text:p>
          </table:table-cell>
          <table:table-cell table:formula="of:=(([.$A$18]/[.$C$18])-([.E63]-[.$A$18])/[.$D$18])*[.$B$18]+[.$A$18]" office:value-type="float" office:value="8.77976190476191" calcext:value-type="float">
            <text:p>8,7797619047619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3" calcext:value-type="float">
            <text:p>2,3</text:p>
          </table:table-cell>
          <table:table-cell table:formula="of:=(([.$A$18]/[.$C$18])-([.E64]-[.$A$18])/[.$D$18])*[.$B$18]+[.$A$18]" office:value-type="float" office:value="8.58333333333333" calcext:value-type="float">
            <text:p>8,583333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35" calcext:value-type="float">
            <text:p>2,35</text:p>
          </table:table-cell>
          <table:table-cell table:formula="of:=(([.$A$18]/[.$C$18])-([.E65]-[.$A$18])/[.$D$18])*[.$B$18]+[.$A$18]" office:value-type="float" office:value="8.38690476190476" calcext:value-type="float">
            <text:p>8,386904761904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4" calcext:value-type="float">
            <text:p>2,4</text:p>
          </table:table-cell>
          <table:table-cell table:formula="of:=(([.$A$18]/[.$C$18])-([.E66]-[.$A$18])/[.$D$18])*[.$B$18]+[.$A$18]" office:value-type="float" office:value="8.19047619047619" calcext:value-type="float">
            <text:p>8,190476190476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45" calcext:value-type="float">
            <text:p>2,45</text:p>
          </table:table-cell>
          <table:table-cell table:formula="of:=(([.$A$18]/[.$C$18])-([.E67]-[.$A$18])/[.$D$18])*[.$B$18]+[.$A$18]" office:value-type="float" office:value="7.99404761904762" calcext:value-type="float">
            <text:p>7,9940476190476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5" calcext:value-type="float">
            <text:p>2,5</text:p>
          </table:table-cell>
          <table:table-cell table:formula="of:=(([.$A$18]/[.$C$18])-([.E68]-[.$A$18])/[.$D$18])*[.$B$18]+[.$A$18]" office:value-type="float" office:value="7.79761904761905" calcext:value-type="float">
            <text:p>7,797619047619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55" calcext:value-type="float">
            <text:p>2,55</text:p>
          </table:table-cell>
          <table:table-cell table:formula="of:=(([.$A$18]/[.$C$18])-([.E69]-[.$A$18])/[.$D$18])*[.$B$18]+[.$A$18]" office:value-type="float" office:value="7.60119047619048" calcext:value-type="float">
            <text:p>7,601190476190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6" calcext:value-type="float">
            <text:p>2,6</text:p>
          </table:table-cell>
          <table:table-cell table:formula="of:=(([.$A$18]/[.$C$18])-([.E70]-[.$A$18])/[.$D$18])*[.$B$18]+[.$A$18]" office:value-type="float" office:value="7.4047619047619" calcext:value-type="float">
            <text:p>7,40476190476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65" calcext:value-type="float">
            <text:p>2,65</text:p>
          </table:table-cell>
          <table:table-cell table:formula="of:=(([.$A$18]/[.$C$18])-([.E71]-[.$A$18])/[.$D$18])*[.$B$18]+[.$A$18]" office:value-type="float" office:value="7.20833333333333" calcext:value-type="float">
            <text:p>7,208333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7" calcext:value-type="float">
            <text:p>2,7</text:p>
          </table:table-cell>
          <table:table-cell table:formula="of:=(([.$A$18]/[.$C$18])-([.E72]-[.$A$18])/[.$D$18])*[.$B$18]+[.$A$18]" office:value-type="float" office:value="7.01190476190476" calcext:value-type="float">
            <text:p>7,011904761904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75" calcext:value-type="float">
            <text:p>2,75</text:p>
          </table:table-cell>
          <table:table-cell table:formula="of:=(([.$A$18]/[.$C$18])-([.E73]-[.$A$18])/[.$D$18])*[.$B$18]+[.$A$18]" office:value-type="float" office:value="6.81547619047619" calcext:value-type="float">
            <text:p>6,815476190476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8" calcext:value-type="float">
            <text:p>2,8</text:p>
          </table:table-cell>
          <table:table-cell table:formula="of:=(([.$A$18]/[.$C$18])-([.E74]-[.$A$18])/[.$D$18])*[.$B$18]+[.$A$18]" office:value-type="float" office:value="6.61904761904762" calcext:value-type="float">
            <text:p>6,6190476190476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85" calcext:value-type="float">
            <text:p>2,85</text:p>
          </table:table-cell>
          <table:table-cell table:formula="of:=(([.$A$18]/[.$C$18])-([.E75]-[.$A$18])/[.$D$18])*[.$B$18]+[.$A$18]" office:value-type="float" office:value="6.42261904761905" calcext:value-type="float">
            <text:p>6,422619047619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9" calcext:value-type="float">
            <text:p>2,9</text:p>
          </table:table-cell>
          <table:table-cell table:formula="of:=(([.$A$18]/[.$C$18])-([.E76]-[.$A$18])/[.$D$18])*[.$B$18]+[.$A$18]" office:value-type="float" office:value="6.22619047619048" calcext:value-type="float">
            <text:p>6,226190476190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95" calcext:value-type="float">
            <text:p>2,95</text:p>
          </table:table-cell>
          <table:table-cell table:formula="of:=(([.$A$18]/[.$C$18])-([.E77]-[.$A$18])/[.$D$18])*[.$B$18]+[.$A$18]" office:value-type="float" office:value="6.0297619047619" calcext:value-type="float">
            <text:p>6,02976190476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(([.$A$18]/[.$C$18])-([.E78]-[.$A$18])/[.$D$18])*[.$B$18]+[.$A$18]" office:value-type="float" office:value="5.83333333333333" calcext:value-type="float">
            <text:p>5,833333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.05" calcext:value-type="float">
            <text:p>3,05</text:p>
          </table:table-cell>
          <table:table-cell table:formula="of:=(([.$A$18]/[.$C$18])-([.E79]-[.$A$18])/[.$D$18])*[.$B$18]+[.$A$18]" office:value-type="float" office:value="5.63690476190476" calcext:value-type="float">
            <text:p>5,636904761904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.1" calcext:value-type="float">
            <text:p>3,1</text:p>
          </table:table-cell>
          <table:table-cell table:formula="of:=(([.$A$18]/[.$C$18])-([.E80]-[.$A$18])/[.$D$18])*[.$B$18]+[.$A$18]" office:value-type="float" office:value="5.44047619047619" calcext:value-type="float">
            <text:p>5,440476190476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.15" calcext:value-type="float">
            <text:p>3,15</text:p>
          </table:table-cell>
          <table:table-cell table:formula="of:=(([.$A$18]/[.$C$18])-([.E81]-[.$A$18])/[.$D$18])*[.$B$18]+[.$A$18]" office:value-type="float" office:value="5.24404761904762" calcext:value-type="float">
            <text:p>5,2440476190476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.2" calcext:value-type="float">
            <text:p>3,2</text:p>
          </table:table-cell>
          <table:table-cell table:formula="of:=(([.$A$18]/[.$C$18])-([.E82]-[.$A$18])/[.$D$18])*[.$B$18]+[.$A$18]" office:value-type="float" office:value="5.04761904761905" calcext:value-type="float">
            <text:p>5,047619047619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.25" calcext:value-type="float">
            <text:p>3,25</text:p>
          </table:table-cell>
          <table:table-cell table:formula="of:=(([.$A$18]/[.$C$18])-([.E83]-[.$A$18])/[.$D$18])*[.$B$18]+[.$A$18]" office:value-type="float" office:value="4.85119047619048" calcext:value-type="float">
            <text:p>4,851190476190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.3" calcext:value-type="float">
            <text:p>3,3</text:p>
          </table:table-cell>
          <table:table-cell table:formula="of:=(([.$A$18]/[.$C$18])-([.E84]-[.$A$18])/[.$D$18])*[.$B$18]+[.$A$18]" office:value-type="float" office:value="4.65476190476191" calcext:value-type="float">
            <text:p>4,6547619047619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.00.0000</text:date>, <text:time style:data-style-name="N2" text:time-value="01:05:00.314930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9T01:10:25.619241782</dc:date>
    <meta:editing-duration>PT23H52M50S</meta:editing-duration>
    <meta:editing-cycles>26</meta:editing-cycles>
    <meta:generator>LibreOffice/5.2.6.2$Linux_X86_64 LibreOffice_project/20m0$Build-2</meta:generator>
    <meta:document-statistic meta:table-count="1" meta:cell-count="206" meta:object-count="0"/>
  </office:meta>
</office:document-meta>
</file>